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"/>
  <manifest:file-entry manifest:full-path="ObjectReplacements/Object 20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19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5.891cm" table:align="left"/>
    </style:style>
    <style:style style:name="Table3.A" style:family="table-column">
      <style:table-column-properties style:column-width="1.222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3.M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M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paragraph-rsid="00318f2e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3303c3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54f580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5d1487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5f808d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0f8ec4" officeooo:paragraph-rsid="000f8ec4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0f8ec4" officeooo:paragraph-rsid="0013fbd1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0f8ec4" officeooo:paragraph-rsid="00157cb8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318f2e" officeooo:paragraph-rsid="00318f2e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3dc2c9" officeooo:paragraph-rsid="0040c59b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48b627" officeooo:paragraph-rsid="0048b627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49e98b" officeooo:paragraph-rsid="0049e98b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4bb4b4" officeooo:paragraph-rsid="004bb4b4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37676e" officeooo:paragraph-rsid="0039e23a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37676e" officeooo:paragraph-rsid="0060af5c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299485" officeooo:paragraph-rsid="0054d2a8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299485" officeooo:paragraph-rsid="0060af5c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54d2a8" officeooo:paragraph-rsid="0054d2a8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55daab" officeooo:paragraph-rsid="0055daab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55daab" officeooo:paragraph-rsid="0060af5c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60af5c" officeooo:paragraph-rsid="0060af5c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46ff91" officeooo:paragraph-rsid="0046ff91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393a5b" officeooo:paragraph-rsid="003303c3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line-height="150%"/>
      <style:text-properties style:use-window-font-color="true" style:font-name="Liberation Serif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paragraph-rsid="005f808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3fd178" officeooo:paragraph-rsid="003fd17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30492c" officeooo:paragraph-rsid="005f808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paragraph-properties fo:line-height="150%"/>
      <style:text-properties officeooo:paragraph-rsid="003303c3"/>
    </style:style>
    <style:style style:name="P31" style:family="paragraph" style:parent-style-name="Standard">
      <style:paragraph-properties fo:line-height="150%"/>
      <style:text-properties officeooo:paragraph-rsid="000f8ec4"/>
    </style:style>
    <style:style style:name="P32" style:family="paragraph" style:parent-style-name="Standard">
      <style:paragraph-properties fo:line-height="150%"/>
      <style:text-properties officeooo:paragraph-rsid="004e2279"/>
    </style:style>
    <style:style style:name="P33" style:family="paragraph" style:parent-style-name="Standard">
      <style:paragraph-properties fo:line-height="150%"/>
      <style:text-properties officeooo:paragraph-rsid="004f6fd1"/>
    </style:style>
    <style:style style:name="P34" style:family="paragraph" style:parent-style-name="Standard">
      <style:paragraph-properties fo:line-height="150%"/>
      <style:text-properties officeooo:paragraph-rsid="0046ff91"/>
    </style:style>
    <style:style style:name="P35" style:family="paragraph" style:parent-style-name="Standard">
      <style:paragraph-properties fo:line-height="150%"/>
      <style:text-properties officeooo:paragraph-rsid="0055dd0b"/>
    </style:style>
    <style:style style:name="P36" style:family="paragraph" style:parent-style-name="Standard">
      <style:paragraph-properties fo:line-height="150%"/>
      <style:text-properties officeooo:paragraph-rsid="005f808d"/>
    </style:style>
    <style:style style:name="P37" style:family="paragraph" style:parent-style-name="Standard">
      <style:paragraph-properties fo:line-height="150%"/>
      <style:text-properties officeooo:paragraph-rsid="00617172"/>
    </style:style>
    <style:style style:name="P38" style:family="paragraph" style:parent-style-name="Standard">
      <style:paragraph-properties fo:line-height="150%"/>
      <style:text-properties officeooo:paragraph-rsid="0060af5c"/>
    </style:style>
    <style:style style:name="P39" style:family="paragraph" style:parent-style-name="Standard">
      <style:paragraph-properties fo:line-height="150%"/>
      <style:text-properties officeooo:rsid="0046ff91" officeooo:paragraph-rsid="0046ff91"/>
    </style:style>
    <style:style style:name="P40" style:family="paragraph" style:parent-style-name="Standard">
      <style:paragraph-properties fo:line-height="150%"/>
      <style:text-properties fo:color="#000000" style:font-name="Liberation Serif" fo:font-size="12pt" officeooo:rsid="0054a23c" officeooo:paragraph-rsid="0054a23c" style:font-name-asian="Liberation Serif1" style:font-size-asian="12pt" style:language-asian="en" style:country-asian="GB" style:font-name-complex="Liberation Serif1" style:font-size-complex="12pt"/>
    </style:style>
    <style:style style:name="P41" style:family="paragraph" style:parent-style-name="Standard">
      <style:paragraph-properties fo:line-height="150%"/>
      <style:text-properties fo:color="#000000" style:font-name="Liberation Serif" fo:font-size="12pt" officeooo:rsid="0057c8db" officeooo:paragraph-rsid="0057c8db" style:font-name-asian="Liberation Serif1" style:font-size-asian="12pt" style:language-asian="en" style:country-asian="GB" style:font-name-complex="Liberation Serif1" style:font-size-complex="12pt"/>
    </style:style>
    <style:style style:name="P42" style:family="paragraph" style:parent-style-name="Standard">
      <style:paragraph-properties fo:line-height="150%"/>
      <style:text-properties fo:color="#000000" style:font-name="Liberation Serif" fo:font-size="12pt" officeooo:rsid="0040c59b" officeooo:paragraph-rsid="0054a23c" style:font-name-asian="Liberation Serif1" style:font-size-asian="12pt" style:language-asian="en" style:country-asian="GB" style:font-name-complex="Liberation Serif1" style:font-size-complex="12pt"/>
    </style:style>
    <style:style style:name="P43" style:family="paragraph" style:parent-style-name="Standard">
      <style:paragraph-properties fo:line-height="150%"/>
      <style:text-properties fo:color="#000000" style:font-name="Liberation Serif" fo:font-size="12pt" officeooo:rsid="0057d7bd" officeooo:paragraph-rsid="0057d7bd" style:font-name-asian="Liberation Serif1" style:font-size-asian="12pt" style:language-asian="en" style:country-asian="GB" style:font-name-complex="Liberation Serif1" style:font-size-complex="12pt"/>
    </style:style>
    <style:style style:name="P44" style:family="paragraph" style:parent-style-name="Standard">
      <style:paragraph-properties fo:line-height="150%"/>
      <style:text-properties fo:color="#000000" style:font-name="Liberation Serif" fo:font-size="12pt" officeooo:rsid="0059ced5" officeooo:paragraph-rsid="0059ced5" style:font-name-asian="Liberation Serif1" style:font-size-asian="12pt" style:language-asian="en" style:country-asian="GB" style:font-name-complex="Liberation Serif1" style:font-size-complex="12pt"/>
    </style:style>
    <style:style style:name="P45" style:family="paragraph" style:parent-style-name="Standard">
      <style:paragraph-properties fo:line-height="150%"/>
      <style:text-properties officeooo:rsid="0054d2a8" officeooo:paragraph-rsid="0054d2a8"/>
    </style:style>
    <style:style style:name="P4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352d" officeooo:paragraph-rsid="0054d2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d2a8" officeooo:paragraph-rsid="0054d2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d2a8" officeooo:paragraph-rsid="0060af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master-page-name="Standard">
      <style:paragraph-properties fo:line-height="150%" style:page-number="auto"/>
      <style:text-properties style:font-name="Liberation Serif" fo:font-size="12pt" style:font-size-asian="12pt" style:font-size-complex="12pt"/>
    </style:style>
    <style:style style:name="P50" style:family="paragraph" style:parent-style-name="Standard">
      <style:paragraph-properties fo:line-height="150%"/>
      <style:text-properties officeooo:rsid="0057d7bd" officeooo:paragraph-rsid="00617172"/>
    </style:style>
    <style:style style:name="P51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T1" style:family="text">
      <style:text-properties style:use-window-font-color="true" fo:language="en" fo:country="GB" style:font-name-asian="Times New Roman" style:language-asian="zh" style:country-asian="CN" style:font-name-complex="Times New Roman" style:language-complex="ar" style:country-complex="SA"/>
    </style:style>
    <style:style style:name="T2" style:family="text">
      <style:text-properties style:use-window-font-color="true" fo:language="en" fo:country="GB" officeooo:rsid="002039c4" style:font-name-asian="Times New Roman" style:language-asian="zh" style:country-asian="CN" style:font-name-complex="Times New Roman" style:language-complex="ar" style:country-complex="SA"/>
    </style:style>
    <style:style style:name="T3" style:family="text">
      <style:text-properties style:use-window-font-color="true" fo:language="en" fo:country="GB" officeooo:rsid="003fd178" style:font-name-asian="Times New Roman" style:language-asian="zh" style:country-asian="CN" style:font-name-complex="Times New Roman" style:language-complex="ar" style:country-complex="SA"/>
    </style:style>
    <style:style style:name="T4" style:family="text">
      <style:text-properties style:use-window-font-color="true" style:font-name="Liberation Serif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Liberation Serif" fo:font-size="12pt" fo:language="en" fo:country="GB" officeooo:rsid="000e4dc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Liberation Serif" fo:font-size="12pt" fo:language="en" fo:country="GB" officeooo:rsid="001b2b1c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Liberation Serif" fo:font-size="12pt" fo:language="en" fo:country="GB" officeooo:rsid="004f6fd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Liberation Serif" fo:font-size="12pt" fo:language="en" fo:country="GB" officeooo:rsid="0057c8d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Liberation Serif" fo:font-size="12pt" fo:language="en" fo:country="GB" officeooo:rsid="0057d7b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Liberation Serif" fo:font-size="12pt" fo:language="en" fo:country="GB" officeooo:rsid="005c40c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Liberation Serif" fo:font-size="12pt" fo:language="en" fo:country="GB" officeooo:rsid="005f808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Liberation Serif" fo:font-size="12pt" fo:language="en" fo:country="GB" officeooo:rsid="0055daa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Liberation Serif" fo:font-size="12pt" fo:language="en" fo:country="GB" officeooo:rsid="0062ea4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4" style:family="text">
      <style:text-properties style:font-name-asian="Times New Roman" style:font-name-complex="Times New Roman"/>
    </style:style>
    <style:style style:name="T15" style:family="text">
      <style:text-properties officeooo:rsid="0013fbd1" style:font-name-asian="Times New Roman" style:font-name-complex="Times New Roman"/>
    </style:style>
    <style:style style:name="T16" style:family="text">
      <style:text-properties officeooo:rsid="00157cb8" style:font-name-asian="Times New Roman" style:font-name-complex="Times New Roman"/>
    </style:style>
    <style:style style:name="T17" style:family="text">
      <style:text-properties officeooo:rsid="002039c4" style:font-name-asian="Times New Roman" style:font-name-complex="Times New Roman"/>
    </style:style>
    <style:style style:name="T18" style:family="text">
      <style:text-properties officeooo:rsid="002e4a5b" style:font-name-asian="Times New Roman" style:font-name-complex="Times New Roman"/>
    </style:style>
    <style:style style:name="T19" style:family="text">
      <style:text-properties officeooo:rsid="00393a5b" style:font-name-asian="Liberation Serif1" style:font-name-complex="Liberation Serif1"/>
    </style:style>
    <style:style style:name="T20" style:family="text">
      <style:text-properties style:font-name="Liberation Serif" fo:font-size="12pt" style:font-name-asian="Times New Roman" style:font-size-asian="12pt" style:font-name-complex="Times New Roman" style:font-size-complex="12pt"/>
    </style:style>
    <style:style style:name="T21" style:family="text">
      <style:text-properties style:font-name="Liberation Serif" fo:font-size="12pt" officeooo:rsid="001f376b" style:font-name-asian="Times New Roman" style:font-size-asian="12pt" style:font-name-complex="Times New Roman" style:font-size-complex="12pt"/>
    </style:style>
    <style:style style:name="T22" style:family="text">
      <style:text-properties style:font-name="Liberation Serif" fo:font-size="12pt" officeooo:rsid="000f8ec4" style:font-name-asian="Times New Roman" style:font-size-asian="12pt" style:font-name-complex="Times New Roman" style:font-size-complex="12pt"/>
    </style:style>
    <style:style style:name="T23" style:family="text">
      <style:text-properties style:font-name="Liberation Serif" fo:font-size="12pt" officeooo:rsid="003303c3" style:font-name-asian="Times New Roman" style:font-size-asian="12pt" style:font-name-complex="Times New Roman" style:font-size-complex="12pt"/>
    </style:style>
    <style:style style:name="T24" style:family="text">
      <style:text-properties style:font-name="Liberation Serif" fo:font-size="12pt" officeooo:rsid="00393a5b" style:font-name-asian="Times New Roman" style:font-size-asian="12pt" style:font-name-complex="Times New Roman" style:font-size-complex="12pt"/>
    </style:style>
    <style:style style:name="T25" style:family="text">
      <style:text-properties style:font-name="Liberation Serif" fo:font-size="12pt" officeooo:rsid="0040bc85" style:font-name-asian="Times New Roman" style:font-size-asian="12pt" style:font-name-complex="Times New Roman" style:font-size-complex="12pt"/>
    </style:style>
    <style:style style:name="T26" style:family="text">
      <style:text-properties style:font-name="Liberation Serif" fo:font-size="12pt" officeooo:rsid="001db93a" style:font-name-asian="Times New Roman" style:font-size-asian="12pt" style:font-name-complex="Times New Roman" style:font-size-complex="12pt"/>
    </style:style>
    <style:style style:name="T27" style:family="text">
      <style:text-properties style:font-name="Liberation Serif" fo:font-size="12pt" officeooo:rsid="00299485" style:font-name-asian="Times New Roman" style:font-size-asian="12pt" style:font-name-complex="Times New Roman" style:font-size-complex="12pt"/>
    </style:style>
    <style:style style:name="T28" style:family="text">
      <style:text-properties style:font-name="Liberation Serif" fo:font-size="12pt" officeooo:rsid="0048b627" style:font-name-asian="Times New Roman" style:font-size-asian="12pt" style:font-name-complex="Times New Roman" style:font-size-complex="12pt"/>
    </style:style>
    <style:style style:name="T29" style:family="text">
      <style:text-properties style:font-name="Liberation Serif" fo:font-size="12pt" officeooo:rsid="0054f580" style:font-name-asian="Times New Roman" style:font-size-asian="12pt" style:font-name-complex="Times New Roman" style:font-size-complex="12pt"/>
    </style:style>
    <style:style style:name="T30" style:family="text">
      <style:text-properties style:font-name="Liberation Serif" fo:font-size="12pt" officeooo:rsid="005d1487" style:font-name-asian="Times New Roman" style:font-size-asian="12pt" style:font-name-complex="Times New Roman" style:font-size-complex="12pt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officeooo:rsid="002594cf" style:font-size-asian="12pt" style:font-size-complex="12pt"/>
    </style:style>
    <style:style style:name="T33" style:family="text">
      <style:text-properties style:font-name="Liberation Serif" fo:font-size="12pt" officeooo:rsid="0026af5c" style:font-size-asian="12pt" style:font-size-complex="12pt"/>
    </style:style>
    <style:style style:name="T34" style:family="text">
      <style:text-properties style:font-name="Liberation Serif" fo:font-size="12pt" officeooo:rsid="0026b5ef" style:font-size-asian="12pt" style:font-size-complex="12pt"/>
    </style:style>
    <style:style style:name="T35" style:family="text">
      <style:text-properties style:font-name="Liberation Serif" fo:font-size="12pt" officeooo:rsid="0027a8bd" style:font-size-asian="12pt" style:font-size-complex="12pt"/>
    </style:style>
    <style:style style:name="T36" style:family="text">
      <style:text-properties style:font-name="Liberation Serif" fo:font-size="12pt" officeooo:rsid="00299485" style:font-size-asian="12pt" style:font-size-complex="12pt"/>
    </style:style>
    <style:style style:name="T37" style:family="text">
      <style:text-properties style:font-name="Liberation Serif" fo:font-size="12pt" officeooo:rsid="000e4dc9" style:font-size-asian="12pt" style:font-size-complex="12pt"/>
    </style:style>
    <style:style style:name="T38" style:family="text">
      <style:text-properties style:font-name="Liberation Serif" fo:font-size="12pt" officeooo:rsid="003303c3" style:font-size-asian="12pt" style:font-size-complex="12pt"/>
    </style:style>
    <style:style style:name="T39" style:family="text">
      <style:text-properties style:font-name="Liberation Serif" fo:font-size="12pt" officeooo:rsid="00393a5b" style:font-size-asian="12pt" style:font-size-complex="12pt"/>
    </style:style>
    <style:style style:name="T40" style:family="text">
      <style:text-properties style:font-name="Liberation Serif" fo:font-size="12pt" officeooo:rsid="00395c14" style:font-size-asian="12pt" style:font-size-complex="12pt"/>
    </style:style>
    <style:style style:name="T41" style:family="text">
      <style:text-properties style:font-name="Liberation Serif" fo:font-size="12pt" officeooo:rsid="0039e23a" style:font-size-asian="12pt" style:font-size-complex="12pt"/>
    </style:style>
    <style:style style:name="T42" style:family="text">
      <style:text-properties style:font-name="Liberation Serif" fo:font-size="12pt" officeooo:rsid="0046ff91" style:font-size-asian="12pt" style:font-size-complex="12pt"/>
    </style:style>
    <style:style style:name="T43" style:family="text">
      <style:text-properties style:font-name="Liberation Serif" fo:font-size="12pt" officeooo:rsid="004e2279" style:font-size-asian="12pt" style:font-size-complex="12pt"/>
    </style:style>
    <style:style style:name="T44" style:family="text">
      <style:text-properties style:font-name="Liberation Serif" fo:font-size="12pt" officeooo:rsid="004f6fd1" style:font-size-asian="12pt" style:font-size-complex="12pt"/>
    </style:style>
    <style:style style:name="T45" style:family="text">
      <style:text-properties style:font-name="Liberation Serif" fo:font-size="12pt" officeooo:rsid="0054d2a8" style:font-size-asian="12pt" style:font-size-complex="12pt"/>
    </style:style>
    <style:style style:name="T46" style:family="text">
      <style:text-properties style:font-name="Liberation Serif" fo:font-size="12pt" officeooo:rsid="0048b627" style:font-size-asian="12pt" style:font-size-complex="12pt"/>
    </style:style>
    <style:style style:name="T47" style:family="text">
      <style:text-properties style:font-name="Liberation Serif" fo:font-size="12pt" officeooo:rsid="0054f580" style:font-size-asian="12pt" style:font-size-complex="12pt"/>
    </style:style>
    <style:style style:name="T48" style:family="text">
      <style:text-properties style:font-name="Liberation Serif" fo:font-size="12pt" officeooo:rsid="0049e98b" style:font-size-asian="12pt" style:font-size-complex="12pt"/>
    </style:style>
    <style:style style:name="T49" style:family="text">
      <style:text-properties style:font-name="Liberation Serif" fo:font-size="12pt" officeooo:rsid="0055daab" style:font-size-asian="12pt" style:font-size-complex="12pt"/>
    </style:style>
    <style:style style:name="T50" style:family="text">
      <style:text-properties style:font-name="Liberation Serif" fo:font-size="12pt" officeooo:rsid="0055dd0b" style:font-size-asian="12pt" style:font-size-complex="12pt"/>
    </style:style>
    <style:style style:name="T51" style:family="text">
      <style:text-properties style:font-name="Liberation Serif" fo:font-size="12pt" officeooo:rsid="0057d7bd" style:font-size-asian="12pt" style:font-size-complex="12pt"/>
    </style:style>
    <style:style style:name="T52" style:family="text">
      <style:text-properties style:font-name="Liberation Serif" fo:font-size="12pt" officeooo:rsid="005d1487" style:font-size-asian="12pt" style:font-size-complex="12pt"/>
    </style:style>
    <style:style style:name="T53" style:family="text">
      <style:text-properties style:font-name="Liberation Serif" fo:font-size="12pt" officeooo:rsid="0060af5c" style:font-size-asian="12pt" style:font-size-complex="12pt"/>
    </style:style>
    <style:style style:name="T54" style:family="text">
      <style:text-properties style:font-name="Liberation Serif" fo:font-size="12pt" officeooo:rsid="00617172" style:font-size-asian="12pt" style:font-size-complex="12pt"/>
    </style:style>
    <style:style style:name="T55" style:family="text">
      <style:text-properties style:font-name="Liberation Serif" fo:font-size="12pt" officeooo:rsid="0062ea4e" style:font-size-asian="12pt" style:font-size-complex="12pt"/>
    </style:style>
    <style:style style:name="T56" style:family="text">
      <style:text-properties style:font-name="Liberation Serif" fo:font-size="12pt" officeooo:rsid="00635259" style:font-size-asian="12pt" style:font-size-complex="12pt"/>
    </style:style>
    <style:style style:name="T57" style:family="text">
      <style:text-properties style:font-name="Liberation Serif" fo:font-size="12pt" officeooo:rsid="001a93c5" style:font-name-asian="Liberation Serif1" style:font-size-asian="12pt" style:font-name-complex="Liberation Serif1" style:font-size-complex="12pt"/>
    </style:style>
    <style:style style:name="T58" style:family="text">
      <style:text-properties style:font-name="Liberation Serif" fo:font-size="12pt" officeooo:rsid="00393a5b" style:font-name-asian="Liberation Serif1" style:font-size-asian="12pt" style:font-name-complex="Liberation Serif1" style:font-size-complex="12pt"/>
    </style:style>
    <style:style style:name="T59" style:family="text">
      <style:text-properties officeooo:rsid="002039c4"/>
    </style:style>
    <style:style style:name="T60" style:family="text">
      <style:text-properties style:font-name="Liberation Serif1" fo:font-size="12pt" officeooo:rsid="00393a5b" style:font-name-asian="Liberation Serif1" style:font-size-asian="12pt" style:font-name-complex="Liberation Serif1" style:font-size-complex="12pt"/>
    </style:style>
    <style:style style:name="T61" style:family="text">
      <style:text-properties officeooo:rsid="0030492c"/>
    </style:style>
    <style:style style:name="T62" style:family="text">
      <style:text-properties officeooo:rsid="003fd178"/>
    </style:style>
    <style:style style:name="T63" style:family="text">
      <style:text-properties officeooo:rsid="0040bc85"/>
    </style:style>
    <style:style style:name="T64" style:family="text">
      <style:text-properties officeooo:rsid="0040c59b"/>
    </style:style>
    <style:style style:name="T65" style:family="text">
      <style:text-properties officeooo:rsid="0046ff91"/>
    </style:style>
    <style:style style:name="T66" style:family="text">
      <style:text-properties officeooo:rsid="0048b627"/>
    </style:style>
    <style:style style:name="T67" style:family="text">
      <style:text-properties officeooo:rsid="0050ad95"/>
    </style:style>
    <style:style style:name="T68" style:family="text">
      <style:text-properties officeooo:rsid="0054d2a8"/>
    </style:style>
    <style:style style:name="T69" style:family="text">
      <style:text-properties officeooo:rsid="0054f580"/>
    </style:style>
    <style:style style:name="T70" style:family="text">
      <style:text-properties officeooo:rsid="0055daab"/>
    </style:style>
    <style:style style:name="T71" style:family="text">
      <style:text-properties officeooo:rsid="0039e23a"/>
    </style:style>
    <style:style style:name="T72" style:family="text">
      <style:text-properties officeooo:rsid="0055dd0b"/>
    </style:style>
    <style:style style:name="T73" style:family="text">
      <style:text-properties officeooo:rsid="005d1487"/>
    </style:style>
    <style:style style:name="T74" style:family="text">
      <style:text-properties officeooo:rsid="005f808d"/>
    </style:style>
    <style:style style:name="T75" style:family="text">
      <style:text-properties officeooo:rsid="00617172"/>
    </style:style>
    <style:style style:name="T76" style:family="text">
      <style:text-properties officeooo:rsid="0062ea4e"/>
    </style:style>
    <style:style style:name="T77" style:family="text">
      <style:text-properties officeooo:rsid="0063525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How To Tune <text:span text:style-name="T61">A</text:span> Piano</text:p>
      <text:p text:style-name="P1"/>
      <text:p text:style-name="P33"><text:span text:style-name="T31">When you </text:span><text:span text:style-name="T56">press a key</text:span><text:span text:style-name="T31"> on a piano, a hammer hits a string and the string vibrates. The frequency of this vibration determines the pitch of the note.</text:span><text:span text:style-name="T40"> </text:span><text:span text:style-name="T56">For example, a</text:span><text:span text:style-name="T31"> string vibrat</text:span><text:span text:style-name="T44">ing</text:span><text:span text:style-name="T31"> </text:span><text:span text:style-name="T55">261.6</text:span><text:span text:style-name="T41"> times per second</text:span><text:span text:style-name="T44"> will produce the note </text:span><text:span text:style-name="T41">middle C. </text:span><text:span text:style-name="T56">W</text:span><text:span text:style-name="T12">e write </text:span><text:span text:style-name="T13">261.6 times per second </text:span><text:span text:style-name="T12">as </text:span><text:span text:style-name="T13">261.6</text:span><text:span text:style-name="T12"> Hz</text:span></text:p>
      <text:p text:style-name="P25"/>
      <text:p text:style-name="P26">The interval between two notes is the ratio of their frequencies.</text:p>
      <text:p text:style-name="P6"><text:span text:style-name="T2">The interval between 800 Hz and 600 Hz is</text:span><text:span text:style-name="T3"><draw:frame draw:style-name="fr1" draw:name="Object20" text:anchor-type="as-char" svg:y="-0.377cm" svg:width="2.658cm" svg:height="0.467cm" draw:z-index="2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0"/>
      <text:p text:style-name="P10">Look at this sequence of notes:</text:p>
      <text:p text:style-name="P2"><text:tab/>200 H<text:span text:style-name="T62">z</text:span>, 300 Hz, 450 H<text:span text:style-name="T62">z</text:span>, 675 Hz, …</text:p>
      <text:p text:style-name="P28">N<text:span text:style-name="T74">ow</text:span></text:p>
      <text:p text:style-name="P27"><text:tab/><draw:frame draw:style-name="fr1" draw:name="Object2" text:anchor-type="as-char" svg:y="-0.619cm" svg:width="4.42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6"><text:span text:style-name="T5">So t</text:span><text:span text:style-name="T8">he</text:span><text:span text:style-name="T5"> intervals between consecutive notes </text:span><text:span text:style-name="T8">are the same</text:span><text:span text:style-name="T5">. </text:span><text:span text:style-name="T9">T</text:span><text:span text:style-name="T4">he </text:span><text:span text:style-name="T6">frequencies of the notes</text:span><text:span text:style-name="T4"> form a geometric sequence </text:span><text:span text:style-name="T7">w</text:span><text:span text:style-name="T11">ith</text:span><text:span text:style-name="T7"> common ratio</text:span><text:span text:style-name="T7"><draw:frame draw:style-name="fr1" draw:name="Object3" text:anchor-type="as-char" svg:y="-0.377cm" svg:width="0.813cm" svg:height="0.467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9">(see Appendix </text:span><text:span text:style-name="T11">2</text:span><text:span text:style-name="T9">: </text:span><text:span text:style-name="T10">Geometric Sequence</text:span><text:span text:style-name="T9">)</text:span></text:p>
      <text:p text:style-name="P3"/>
      <text:p text:style-name="P30"><text:span text:style-name="T31">If one </text:span><text:span text:style-name="T34">note</text:span><text:span text:style-name="T31"> </text:span><text:span text:style-name="T34">ha</text:span><text:span text:style-name="T31">s twice </text:span><text:span text:style-name="T34">the</text:span><text:span text:style-name="T31"> frequency </text:span><text:span text:style-name="T34">of another note </text:span><text:span text:style-name="T31">then the interval between the</text:span><text:span text:style-name="T38">se</text:span><text:span text:style-name="T31"> </text:span><text:span text:style-name="T35">notes</text:span><text:span text:style-name="T31"> is call</text:span><text:span text:style-name="T35">ed</text:span><text:span text:style-name="T31"> an octave. In western </text:span><text:span text:style-name="T37">European</text:span><text:span text:style-name="T31"> music, t</text:span><text:span text:style-name="T37">he</text:span><text:span text:style-name="T31"> octave </text:span><text:span text:style-name="T37">is divided</text:span><text:span text:style-name="T31"> into 12 intervals. So </text:span><text:span text:style-name="T32">if one</text:span><text:span text:style-name="T31"> note </text:span><text:span text:style-name="T32">on </text:span><text:span text:style-name="T53">the</text:span><text:span text:style-name="T32"> piano</text:span><text:span text:style-name="T31"> has frequency 440 Hz then the </text:span><text:span text:style-name="T32">note, one octave above, has frequency</text:span><text:span text:style-name="T31"> 880 Hz </text:span><text:span text:style-name="T32">and we need to put </text:span><text:span text:style-name="T33">another </text:span><text:span text:style-name="T32">eleven notes in-between. </text:span><text:span text:style-name="T31">What a</text:span><text:span text:style-name="T32">re</text:span><text:span text:style-name="T31"> the frequencies of the</text:span><text:span text:style-name="T32">se </text:span><text:span text:style-name="T36">other</text:span><text:span text:style-name="T31"> notes?</text:span></text:p>
      <text:p text:style-name="P29"><text:span text:style-name="T49">If</text:span><text:span text:style-name="T31"> </text:span><text:span text:style-name="T52">we </text:span><text:span text:style-name="T31">want equal intervals between consecutive notes </text:span><text:span text:style-name="T49">then</text:span><text:span text:style-name="T31"> the frequencies must form a geometric sequence:</text:span></text:p>
      <text:p text:style-name="P30"><text:span text:style-name="T33"><draw:frame draw:style-name="fr1" draw:name="Object17" text:anchor-type="as-char" svg:y="-0.377cm" svg:width="0.852cm" svg:height="0.467cm" draw:z-index="4"><draw:object xlink:href="./Object 17" xlink:type="simple" xlink:show="embed" xlink:actuate="onLoad"/><draw:image xlink:href="./ObjectReplacements/Object 17" xlink:type="simple" xlink:show="embed" xlink:actuate="onLoad"/></draw:frame></text:span><draw:frame draw:style-name="fr1" draw:name="Object16" text:anchor-type="as-char" svg:y="-0.437cm" svg:width="1.212cm" svg:height="0.527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39"><draw:frame draw:style-name="fr1" draw:name="Object4" text:anchor-type="as-char" svg:y="-0.437cm" svg:width="1.214cm" svg:height="0.52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8"><draw:frame draw:style-name="fr1" draw:name="Object5" text:anchor-type="as-char" svg:y="-0.437cm" svg:width="1.215cm" svg:height="0.52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57">…</text:span><text:span text:style-name="T60"><draw:frame draw:style-name="fr1" draw:name="Object6" text:anchor-type="as-char" svg:y="-0.437cm" svg:width="1.328cm" svg:height="0.527cm" draw:z-index="12"><draw:object xlink:href="./Object 16" xlink:type="simple" xlink:show="embed" xlink:actuate="onLoad"/><draw:image xlink:href="./ObjectReplacements/Object 16" xlink:type="simple" xlink:show="embed" xlink:actuate="onLoad"/></draw:frame></text:span><draw:frame draw:style-name="fr1" draw:name="Object7" text:anchor-type="as-char" svg:y="-0.437cm" svg:width="1.339cm" svg:height="0.527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0">We want:</text:p>
      <text:p text:style-name="P37"><draw:frame draw:style-name="fr1" draw:name="Object18" text:anchor-type="as-char" svg:y="-0.437cm" svg:width="2.334cm" svg:height="0.527cm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65">so</text:span><text:span text:style-name="T23"><draw:frame draw:style-name="fr1" draw:name="Object8" text:anchor-type="as-char" svg:y="-0.437cm" svg:width="1.208cm" svg:height="0.527cm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25">so</text:span><text:span text:style-name="T24"><draw:frame draw:style-name="fr1" draw:name="Object1" text:anchor-type="as-char" svg:y="-0.437cm" svg:width="1.445cm" svg:height="0.527cm" draw:z-index="1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4"/>
      <text:p text:style-name="P15">This gives the following frequencies:</text:p>
      <text:p text:style-name="P17"/>
      <table:table table:name="Table3" table:style-name="Table3">
        <table:table-column table:style-name="Table3.A" table:number-columns-repeated="13"/>
        <table:table-row>
          <table:table-cell table:style-name="Table3.A1" office:value-type="string">
            <text:p text:style-name="P46">440</text:p>
          </table:table-cell>
          <table:table-cell table:style-name="Table3.A1" office:value-type="string">
            <text:p text:style-name="P46">466.2</text:p>
          </table:table-cell>
          <table:table-cell table:style-name="Table3.A1" office:value-type="string">
            <text:p text:style-name="P46">493.9</text:p>
          </table:table-cell>
          <table:table-cell table:style-name="Table3.A1" office:value-type="string">
            <text:p text:style-name="P46">523.3</text:p>
          </table:table-cell>
          <table:table-cell table:style-name="Table3.A1" office:value-type="string">
            <text:p text:style-name="P46">554.4</text:p>
          </table:table-cell>
          <table:table-cell table:style-name="Table3.A1" office:value-type="string">
            <text:p text:style-name="P46">587.3</text:p>
          </table:table-cell>
          <table:table-cell table:style-name="Table3.A1" office:value-type="string">
            <text:p text:style-name="P46">622.3</text:p>
          </table:table-cell>
          <table:table-cell table:style-name="Table3.A1" office:value-type="string">
            <text:p text:style-name="P46">659.3</text:p>
          </table:table-cell>
          <table:table-cell table:style-name="Table3.A1" office:value-type="string">
            <text:p text:style-name="P46">698.5</text:p>
          </table:table-cell>
          <table:table-cell table:style-name="Table3.A1" office:value-type="string">
            <text:p text:style-name="P46">740.0</text:p>
          </table:table-cell>
          <table:table-cell table:style-name="Table3.A1" office:value-type="string">
            <text:p text:style-name="P46">784.0</text:p>
          </table:table-cell>
          <table:table-cell table:style-name="Table3.A1" office:value-type="string">
            <text:p text:style-name="P46">830.6</text:p>
          </table:table-cell>
          <table:table-cell table:style-name="Table3.M1" office:value-type="string">
            <text:p text:style-name="P47">880</text:p>
          </table:table-cell>
        </table:table-row>
        <table:table-row>
          <table:table-cell table:style-name="Table3.A2" office:value-type="string">
            <text:p text:style-name="P48">A</text:p>
          </table:table-cell>
          <table:table-cell table:style-name="Table3.A2" office:value-type="string">
            <text:p text:style-name="P48">A#</text:p>
          </table:table-cell>
          <table:table-cell table:style-name="Table3.A2" office:value-type="string">
            <text:p text:style-name="P48">B</text:p>
          </table:table-cell>
          <table:table-cell table:style-name="Table3.A2" office:value-type="string">
            <text:p text:style-name="P48">C</text:p>
          </table:table-cell>
          <table:table-cell table:style-name="Table3.A2" office:value-type="string">
            <text:p text:style-name="P48">C#</text:p>
          </table:table-cell>
          <table:table-cell table:style-name="Table3.A2" office:value-type="string">
            <text:p text:style-name="P48">D</text:p>
          </table:table-cell>
          <table:table-cell table:style-name="Table3.A2" office:value-type="string">
            <text:p text:style-name="P48">D#</text:p>
          </table:table-cell>
          <table:table-cell table:style-name="Table3.A2" office:value-type="string">
            <text:p text:style-name="P48">E</text:p>
          </table:table-cell>
          <table:table-cell table:style-name="Table3.A2" office:value-type="string">
            <text:p text:style-name="P48">F</text:p>
          </table:table-cell>
          <table:table-cell table:style-name="Table3.A2" office:value-type="string">
            <text:p text:style-name="P48">F#</text:p>
          </table:table-cell>
          <table:table-cell table:style-name="Table3.A2" office:value-type="string">
            <text:p text:style-name="P48">G</text:p>
          </table:table-cell>
          <table:table-cell table:style-name="Table3.A2" office:value-type="string">
            <text:p text:style-name="P48">G#</text:p>
          </table:table-cell>
          <table:table-cell table:style-name="Table3.M2" office:value-type="string">
            <text:p text:style-name="P48">A</text:p>
          </table:table-cell>
        </table:table-row>
      </table:table>
      <text:p text:style-name="P16"/>
      <text:p text:style-name="P22">The names of the notes are given below the frequencies.</text:p>
      <text:p text:style-name="P18">Notes one octave apart are given the same name.</text:p>
      <text:p text:style-name="P21"/>
      <text:p text:style-name="P20"><text:soft-page-break/>Once we know the frequencies of all the notes in one octave we can <text:span text:style-name="T68">calculate the frequencies of all the notes on the piano.</text:span></text:p>
      <text:p text:style-name="P19">To find the frequencies of the notes in the octave <text:span text:style-name="T70">above </text:span>we just double these frequencies.</text:p>
      <text:p text:style-name="P19">To find the frequencies of the notes in the octave <text:span text:style-name="T70">below </text:span>we just halve these frequencies.</text:p>
      <text:p text:style-name="P45"><text:span text:style-name="T45">e</text:span><text:span text:style-name="T31">tc</text:span></text:p>
      <text:p text:style-name="P1">This <text:span text:style-name="T64">method for tuning a piano</text:span> is<text:span text:style-name="T59"> called </text:span>equal-tempered tuning <text:span text:style-name="T68">because there are equal intervals between the consecutive notes.</text:span></text:p>
      <text:p text:style-name="P1"/>
      <text:p text:style-name="P34"><text:span text:style-name="T42">W</text:span><text:span text:style-name="T49">hy do</text:span><text:span text:style-name="T42"> we want equal intervals between consecutive notes </text:span><text:span text:style-name="T51">on the piano</text:span><text:span text:style-name="T42">?</text:span></text:p>
      <text:p text:style-name="P39"><text:span text:style-name="T42">H</text:span><text:span text:style-name="T31">ere are the first </text:span><text:span text:style-name="T43">seven</text:span><text:span text:style-name="T31"> notes of “Twinkle Twinkle Little Star”:</text:span></text:p>
      <text:p text:style-name="P23">523.<text:span text:style-name="T72">3</text:span> Hz <text:s text:c="2"/>523.<text:span text:style-name="T72">3</text:span> Hz <text:s text:c="2"/>784.<text:span text:style-name="T72">0</text:span> Hz <text:s text:c="2"/>784.<text:span text:style-name="T72">0</text:span> Hz <text:s text:c="2"/>880 Hz <text:s text:c="2"/>880 Hz <text:s text:c="2"/>784.<text:span text:style-name="T72">0</text:span> Hz</text:p>
      <text:p text:style-name="P22">We can play this on the piano. <text:span text:style-name="T75">But what if someone says they can’t sing notes that low. Can we play the same tune only higher?</text:span></text:p>
      <text:p text:style-name="P34"><text:span text:style-name="T42">If we m</text:span><text:span text:style-name="T51">ultiply the frequencies</text:span><text:span text:style-name="T42"> of all the</text:span><text:span text:style-name="T51">se</text:span><text:span text:style-name="T42"> notes by </text:span><text:span text:style-name="T54">say</text:span><text:span text:style-name="T42"><draw:frame draw:style-name="fr1" draw:name="Object21" text:anchor-type="as-char" svg:y="-0.437cm" svg:width="0.52cm" svg:height="0.527cm" draw:z-index="17"><draw:object xlink:href="./Object 21" xlink:type="simple" xlink:show="embed" xlink:actuate="onLoad"/><draw:image xlink:href="./ObjectReplacements/Object 21" xlink:type="simple" xlink:show="embed" xlink:actuate="onLoad"/></draw:frame></text:span><text:span text:style-name="T42">then we get:</text:span></text:p>
      <text:p text:style-name="P12">622.<text:span text:style-name="T72">3</text:span> Hz <text:s text:c="2"/>622.<text:span text:style-name="T72">3</text:span> Hz <text:s text:c="2"/>932.<text:span text:style-name="T72">3</text:span> Hz <text:s text:c="2"/>932.<text:span text:style-name="T72">3</text:span> Hz <text:s text:c="2"/>104<text:span text:style-name="T72">6.5</text:span> Hz <text:s text:c="2"/>104<text:span text:style-name="T72">6.5</text:span> Hz <text:s text:c="2"/>932.<text:span text:style-name="T72">3</text:span> Hz</text:p>
      <text:p text:style-name="P38"><text:span text:style-name="T53">A</text:span><text:span text:style-name="T54">ll these notes are</text:span><text:span text:style-name="T53"> on the piano. </text:span><text:span text:style-name="T54">This version of the song</text:span><text:span text:style-name="T53"> </text:span><text:span text:style-name="T46">has all the same intervals as the first version. It will sound just the same. Only higher.</text:span></text:p>
      <text:p text:style-name="P12"/>
      <text:p text:style-name="P4"><text:span text:style-name="T73">Musicologists (including </text:span>Pythagoras<text:span text:style-name="T73">) have </text:span>claimed that two notes sound nice when played together if the <text:span text:style-name="T1">interval between them is a simple ratio. </text:span>So 600 Hz <text:span text:style-name="T69">and 400 Hz </text:span>sound nice when played together because<draw:frame draw:style-name="fr1" draw:name="Object9" text:anchor-type="as-char" svg:y="-0.377cm" svg:width="2.641cm" svg:height="0.467cm" draw:z-index="1"><draw:object xlink:href="./Object 9" xlink:type="simple" xlink:show="embed" xlink:actuate="onLoad"/><draw:image xlink:href="./ObjectReplacements/Object 9" xlink:type="simple" xlink:show="embed" xlink:actuate="onLoad"/></draw:frame><text:span text:style-name="T63">is </text:span>a simple ratio.</text:p>
      <text:p text:style-name="P32"><text:span text:style-name="T26">Unfortunately, </text:span><text:span text:style-name="T27">if we use equal-tempered tuning then </text:span><text:span text:style-name="T26">t</text:span><text:span text:style-name="T20">he interval between any two notes </text:span><text:span text:style-name="T28">(apart from octaves)</text:span><text:span text:style-name="T29"> is </text:span><text:span text:style-name="T30">not a simple ratio. It is </text:span><text:span text:style-name="T20">irrational.</text:span></text:p>
      <text:p text:style-name="P31"><text:span text:style-name="T22">F</text:span><text:span text:style-name="T21">ortunately</text:span><text:span text:style-name="T22">, some interval are nearly simple ratios.</text:span></text:p>
      <text:p text:style-name="P7"><text:span text:style-name="T14">The interval between say C and G is</text:span><text:span text:style-name="T17"><draw:frame draw:style-name="fr1" draw:name="Object12" text:anchor-type="as-char" svg:y="-0.437cm" svg:width="0.907cm" svg:height="0.527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4">which is nearly</text:span><text:span text:style-name="T14"><draw:frame draw:style-name="fr1" draw:name="Object11" text:anchor-type="as-char" svg:y="-0.377cm" svg:width="0.813cm" svg:height="0.467cm" draw:z-index="7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><text:span text:style-name="T14">The interval between say C and </text:span><text:span text:style-name="T15">F</text:span><text:span text:style-name="T14"> is</text:span><text:span text:style-name="T19"><draw:frame draw:style-name="fr1" draw:name="Object13" text:anchor-type="as-char" svg:y="-0.437cm" svg:width="0.905cm" svg:height="0.527cm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which is nearly</text:span><text:span text:style-name="T18"><draw:frame draw:style-name="fr1" draw:name="Object19" text:anchor-type="as-char" svg:y="-0.377cm" svg:width="0.84cm" svg:height="0.467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9"><text:span text:style-name="T14">The interval between say C and </text:span><text:span text:style-name="T16">E</text:span><text:span text:style-name="T14"> is</text:span><text:span text:style-name="T19"><draw:frame draw:style-name="fr1" draw:name="Object14" text:anchor-type="as-char" svg:y="-0.437cm" svg:width="0.917cm" svg:height="0.527cm" draw:z-index="9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which is nearly</text:span><draw:frame draw:style-name="fr1" draw:name="Object15" text:anchor-type="as-char" svg:y="-0.377cm" svg:width="0.838cm" svg:height="0.467cm" draw:z-index="10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text:span text:style-name="T73">Musicologists (including Pythagoras) have </text:span>devised tuning schemes with lots of simple ratios. But these d<text:span text:style-name="T61">o</text:span> not have equal intervals between consecutive notes. <text:span text:style-name="T66">So we have a problem.</text:span></text:p>
      <text:p text:style-name="P11">We want equal intervals. We want simple ratios. We can’t have both.</text:p>
      <text:p text:style-name="P1"/>
      <text:p text:style-name="P35"><text:span text:style-name="T46">A piano creates a sound with a vibrating string. A </text:span><text:span text:style-name="T50">bugle</text:span><text:span text:style-name="T46"> create</text:span><text:span text:style-name="T50">s</text:span><text:span text:style-name="T46"> a sound with a vibrating column of air. A skilled player can produce different notes </text:span><text:span text:style-name="T47">on a bugle</text:span><text:span text:style-name="T46"> </text:span><text:span text:style-name="T48">by altering the way their lips vibrate. Physics tells us that if the lowest note you can get on a bugle is 110Hz then the other notes you can get are: 220 Hz, 330 H</text:span><text:span text:style-name="T53">z,</text:span><text:span text:style-name="T48"> 440 Hz, 550 Hz, 660 Hz, ...</text:span></text:p>
      <text:p text:style-name="P13"><text:soft-page-break/>110 H<text:span text:style-name="T72">z</text:span> is an A</text:p>
      <text:p text:style-name="P13">220 Hz is an A</text:p>
      <text:p text:style-name="P14">330 Hz is nearly an E <text:span text:style-name="T67">(329.6Hz)</text:span></text:p>
      <text:p text:style-name="P14">440 Hz is an A</text:p>
      <text:p text:style-name="P14">550 Hz is nearly a C# <text:span text:style-name="T67">(554.4Hz)</text:span></text:p>
      <text:p text:style-name="P14">660 Hz is nearly an E <text:span text:style-name="T67">(659.3Hz)</text:span></text:p>
      <text:p text:style-name="P14">So the bugle notes don’t quite match up with the piano notes.</text:p>
      <text:p text:style-name="P40">“The Last Post” is played <text:span text:style-name="T72">on a bugle </text:span>with the notes:</text:p>
      <text:p text:style-name="P40">220 Hz, 330 Hz, 440 Hz, 550 Hz, 660 Hz</text:p>
      <text:p text:style-name="P41">It will sound slightly different if you play it on a piano.</text:p>
      <text:p text:style-name="P42"/>
      <text:p text:style-name="P43">J.S.Bach wrote a piece of music called The Well-Tempered Clavier to demonstrate the advantages of equal-tempered tuning. Check it out.</text:p>
      <text:p text:style-name="P43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2:29:57.899000000</meta:creation-date>
    <dc:date>2023-04-11T13:46:08.653000000</dc:date>
    <meta:editing-duration>PT5H51M31S</meta:editing-duration>
    <meta:editing-cycles>70</meta:editing-cycles>
    <meta:generator>LibreOffice/6.3.5.2$Windows_X86_64 LibreOffice_project/dd0751754f11728f69b42ee2af66670068624673</meta:generator>
    <meta:document-statistic meta:table-count="1" meta:image-count="0" meta:object-count="20" meta:page-count="3" meta:paragraph-count="75" meta:word-count="762" meta:character-count="4060" meta:non-whitespace-character-count="3346"/>
  </office:meta>
</office:document-meta>
</file>

<file path=Object 1/content.xml><?xml version="1.0" encoding="utf-8"?>
<math xmlns="http://www.w3.org/1998/Math/MathML" display="block">
  <semantics>
    <mrow>
      <mi>r</mi>
      <mo stretchy="false">=</mo>
      <msup>
        <mn>2</mn>
        <mrow>
          <mn>1</mn>
          <mo stretchy="false">/</mo>
          <mn>12</mn>
        </mrow>
      </msup>
    </mrow>
    <annotation encoding="StarMath 5.0">r = 2^{1/12}</annotation>
  </semantics>
</math>
</file>

<file path=Object 11/content.xml><?xml version="1.0" encoding="utf-8"?>
<math xmlns="http://www.w3.org/1998/Math/MathML" display="block">
  <semantics>
    <mrow>
      <mn>3</mn>
      <mo stretchy="false">/</mo>
      <mn>2</mn>
    </mrow>
    <annotation encoding="StarMath 5.0">3/2</annotation>
  </semantics>
</math>
</file>

<file path=Object 12/content.xml><?xml version="1.0" encoding="utf-8"?>
<math xmlns="http://www.w3.org/1998/Math/MathML" display="block">
  <semantics>
    <msup>
      <mn>2</mn>
      <mrow>
        <mn>7</mn>
        <mo stretchy="false">/</mo>
        <mn>12</mn>
      </mrow>
    </msup>
    <annotation encoding="StarMath 5.0">2^{7/12}</annotation>
  </semantics>
</math>
</file>

<file path=Object 13/content.xml><?xml version="1.0" encoding="utf-8"?>
<math xmlns="http://www.w3.org/1998/Math/MathML" display="block">
  <semantics>
    <msup>
      <mn>2</mn>
      <mrow>
        <mn>5</mn>
        <mo stretchy="false">/</mo>
        <mn>12</mn>
      </mrow>
    </msup>
    <annotation encoding="StarMath 5.0">2^{5/12}</annotation>
  </semantics>
</math>
</file>

<file path=Object 14/content.xml><?xml version="1.0" encoding="utf-8"?>
<math xmlns="http://www.w3.org/1998/Math/MathML" display="block">
  <semantics>
    <msup>
      <mn>2</mn>
      <mrow>
        <mn>4</mn>
        <mo stretchy="false">/</mo>
        <mn>12</mn>
      </mrow>
    </msup>
    <annotation encoding="StarMath 5.0">2^{4/12}</annotation>
  </semantics>
</math>
</file>

<file path=Object 15/content.xml><?xml version="1.0" encoding="utf-8"?>
<math xmlns="http://www.w3.org/1998/Math/MathML" display="block">
  <semantics>
    <mrow>
      <mn>5</mn>
      <mo stretchy="false">/</mo>
      <mn>4</mn>
    </mrow>
    <annotation encoding="StarMath 5.0">5/4</annotation>
  </semantics>
</math>
</file>

<file path=Object 16/content.xml><?xml version="1.0" encoding="utf-8"?>
<math xmlns="http://www.w3.org/1998/Math/MathML" display="block">
  <semantics>
    <mrow>
      <mn>440</mn>
      <msup>
        <mi>r</mi>
        <mn>11</mn>
      </msup>
    </mrow>
    <annotation encoding="StarMath 5.0">440r^11</annotation>
  </semantics>
</math>
</file>

<file path=Object 17/content.xml><?xml version="1.0" encoding="utf-8"?>
<math xmlns="http://www.w3.org/1998/Math/MathML" display="block">
  <semantics>
    <mn>440</mn>
    <annotation encoding="StarMath 5.0">440 </annotation>
  </semantics>
</math>
</file>

<file path=Object 18/content.xml><?xml version="1.0" encoding="utf-8"?>
<math xmlns="http://www.w3.org/1998/Math/MathML" display="block">
  <semantics>
    <mrow>
      <mn>440</mn>
      <mrow>
        <msup>
          <mi>r</mi>
          <mn>12</mn>
        </msup>
        <mo stretchy="false">=</mo>
        <mn>880</mn>
      </mrow>
    </mrow>
    <annotation encoding="StarMath 5.0">440r^12 = 880</annotation>
  </semantics>
</math>
</file>

<file path=Object 19/content.xml><?xml version="1.0" encoding="utf-8"?>
<math xmlns="http://www.w3.org/1998/Math/MathML" display="block">
  <semantics>
    <mrow>
      <mn>4</mn>
      <mo stretchy="false">/</mo>
      <mn>3</mn>
    </mrow>
    <annotation encoding="StarMath 5.0">4/3</annotation>
  </semantics>
</math>
</file>

<file path=Object 2/content.xml><?xml version="1.0" encoding="utf-8"?>
<math xmlns="http://www.w3.org/1998/Math/MathML" display="block">
  <semantics>
    <mrow>
      <mfrac>
        <mn>300</mn>
        <mn>200</mn>
      </mfrac>
      <mo stretchy="false">=</mo>
      <mfrac>
        <mn>450</mn>
        <mn>300</mn>
      </mfrac>
      <mo stretchy="false">=</mo>
      <mfrac>
        <mn>675</mn>
        <mn>450</mn>
      </mfrac>
      <mo stretchy="false">=</mo>
      <mn>...</mn>
      <mo stretchy="false">=</mo>
      <mfrac>
        <mn>3</mn>
        <mn>2</mn>
      </mfrac>
    </mrow>
    <annotation encoding="StarMath 5.0">300over200=450over300=675over450 =... =3over2</annotation>
  </semantics>
</math>
</file>

<file path=Object 20/content.xml><?xml version="1.0" encoding="utf-8"?>
<math xmlns="http://www.w3.org/1998/Math/MathML" display="block">
  <semantics>
    <mrow>
      <mrow>
        <mn>800</mn>
        <mo stretchy="false">/</mo>
        <mn>600</mn>
      </mrow>
      <mo stretchy="false">=</mo>
      <mrow>
        <mn>4</mn>
        <mo stretchy="false">/</mo>
        <mn>3</mn>
      </mrow>
    </mrow>
    <annotation encoding="StarMath 5.0">800/600=4/3</annotation>
  </semantics>
</math>
</file>

<file path=Object 21/content.xml><?xml version="1.0" encoding="utf-8"?>
<math xmlns="http://www.w3.org/1998/Math/MathML" display="block">
  <semantics>
    <msup>
      <mi>r</mi>
      <mn>3</mn>
    </msup>
    <annotation encoding="StarMath 5.0"> r^3</annotation>
  </semantics>
</math>
</file>

<file path=Object 3/content.xml><?xml version="1.0" encoding="utf-8"?>
<math xmlns="http://www.w3.org/1998/Math/MathML" display="block">
  <semantics>
    <mrow>
      <mn>3</mn>
      <mo stretchy="false">/</mo>
      <mn>2</mn>
    </mrow>
    <annotation encoding="StarMath 5.0">3/2</annotation>
  </semantics>
</math>
</file>

<file path=Object 4/content.xml><?xml version="1.0" encoding="utf-8"?>
<math xmlns="http://www.w3.org/1998/Math/MathML" display="block">
  <semantics>
    <mrow>
      <mn>440</mn>
      <msup>
        <mi>r</mi>
        <mn>1</mn>
      </msup>
    </mrow>
    <annotation encoding="StarMath 5.0">440r^1</annotation>
  </semantics>
</math>
</file>

<file path=Object 5/content.xml><?xml version="1.0" encoding="utf-8"?>
<math xmlns="http://www.w3.org/1998/Math/MathML" display="block">
  <semantics>
    <mrow>
      <mn>440</mn>
      <msup>
        <mi>r</mi>
        <mn>3</mn>
      </msup>
    </mrow>
    <annotation encoding="StarMath 5.0">440r^3</annotation>
  </semantics>
</math>
</file>

<file path=Object 6/content.xml><?xml version="1.0" encoding="utf-8"?>
<math xmlns="http://www.w3.org/1998/Math/MathML" display="block">
  <semantics>
    <mrow>
      <mn>440</mn>
      <msup>
        <mi>r</mi>
        <mn>2</mn>
      </msup>
    </mrow>
    <annotation encoding="StarMath 5.0">440r^2</annotation>
  </semantics>
</math>
</file>

<file path=Object 7/content.xml><?xml version="1.0" encoding="utf-8"?>
<math xmlns="http://www.w3.org/1998/Math/MathML" display="block">
  <semantics>
    <mrow>
      <mn>440</mn>
      <msup>
        <mi>r</mi>
        <mn>12</mn>
      </msup>
    </mrow>
    <annotation encoding="StarMath 5.0">440r^12</annotation>
  </semantics>
</math>
</file>

<file path=Object 8/content.xml><?xml version="1.0" encoding="utf-8"?>
<math xmlns="http://www.w3.org/1998/Math/MathML" display="block">
  <semantics>
    <mrow>
      <msup>
        <mi>r</mi>
        <mn>12</mn>
      </msup>
      <mo stretchy="false">=</mo>
      <mn>2</mn>
    </mrow>
    <annotation encoding="StarMath 5.0">r^12 = 2</annotation>
  </semantics>
</math>
</file>

<file path=Object 9/content.xml><?xml version="1.0" encoding="utf-8"?>
<math xmlns="http://www.w3.org/1998/Math/MathML" display="block">
  <semantics>
    <mrow>
      <mrow>
        <mn>600</mn>
        <mo stretchy="false">/</mo>
        <mn>400</mn>
      </mrow>
      <mo stretchy="false">=</mo>
      <mrow>
        <mn>3</mn>
        <mo stretchy="false">/</mo>
        <mn>2</mn>
      </mrow>
    </mrow>
    <annotation encoding="StarMath 5.0">600/400=3/2</annotation>
  </semantics>
</math>
</file>